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5">
      <style:paragraph-properties fo:margin-left="0.5in" fo:margin-right="0in" fo:margin-top="0.0398in" fo:margin-bottom="0in" loext:contextual-spacing="false" fo:text-indent="-0.25in" style:auto-text-indent="false"/>
    </style:style>
    <style:style style:name="P26" style:family="paragraph" style:parent-style-name="Standard" style:list-style-name="WWNum15">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14">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15">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3">
      <style:paragraph-properties fo:margin-left="0.5in" fo:margin-right="0in" fo:margin-top="0in" fo:margin-bottom="0in" loext:contextual-spacing="false" fo:text-indent="-0.25in" style:auto-text-indent="false"/>
    </style:style>
    <style:style style:name="P41" style:family="paragraph" style:parent-style-name="Standard" style:list-style-name="WWNum4">
      <style:paragraph-properties fo:margin-left="0.5in" fo:margin-right="0in" fo:margin-top="0in" fo:margin-bottom="0in" loext:contextual-spacing="false" fo:text-indent="-0.25in" style:auto-text-indent="false"/>
    </style:style>
    <style:style style:name="P42" style:family="paragraph" style:parent-style-name="Standard" style:list-style-name="WWNum10">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1">
      <style:paragraph-properties fo:margin-left="0.5in" fo:margin-right="0in" fo:margin-top="0in" fo:margin-bottom="0in" loext:contextual-spacing="false" fo:text-indent="-0.25in" style:auto-text-indent="false"/>
    </style:style>
    <style:style style:name="P45" style:family="paragraph" style:parent-style-name="Standard" style:list-style-name="WWNum14">
      <style:paragraph-properties fo:margin-left="0.5in" fo:margin-right="0in" fo:margin-top="0in" fo:margin-bottom="0in" loext:contextual-spacing="false" fo:text-indent="-0.25in" style:auto-text-indent="false"/>
    </style:style>
    <style:style style:name="P46" style:family="paragraph" style:parent-style-name="Standard" style:list-style-name="WWNum13">
      <style:paragraph-properties fo:margin-left="0.5in" fo:margin-right="0in" fo:margin-top="0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8">
      <style:paragraph-properties fo:margin-left="0.5in" fo:margin-right="0in" fo:margin-top="0in" fo:margin-bottom="0.0429in" loext:contextual-spacing="false" fo:text-indent="-0.25in" style:auto-text-indent="false"/>
    </style:style>
    <style:style style:name="P49" style:family="paragraph" style:parent-style-name="Standard" style:list-style-name="WWNum5">
      <style:paragraph-properties fo:margin-left="0.5in" fo:margin-right="0in" fo:margin-top="0in" fo:margin-bottom="0.0429in" loext:contextual-spacing="false" fo:text-indent="-0.25in" style:auto-text-indent="false"/>
    </style:style>
    <style:style style:name="P50" style:family="paragraph" style:parent-style-name="Standard" style:list-style-name="WWNum15">
      <style:paragraph-properties fo:margin-left="0.5in" fo:margin-right="0in" fo:margin-top="0in" fo:margin-bottom="0.0429in" loext:contextual-spacing="false" fo:text-indent="-0.25in" style:auto-text-indent="false"/>
    </style:style>
    <style:style style:name="P51" style:family="paragraph" style:parent-style-name="Standard" style:list-style-name="WWNum2">
      <style:paragraph-properties fo:margin-left="0.5in" fo:margin-right="0in" fo:margin-top="0in" fo:margin-bottom="0.0429in" loext:contextual-spacing="false" fo:text-indent="-0.25in" style:auto-text-indent="false"/>
    </style:style>
    <style:style style:name="P52" style:family="paragraph" style:parent-style-name="Standard" style:list-style-name="WWNum10">
      <style:paragraph-properties fo:margin-left="0.5in" fo:margin-right="0in" fo:margin-top="0in" fo:margin-bottom="0.0429in" loext:contextual-spacing="false" fo:text-indent="-0.25in" style:auto-text-indent="false"/>
    </style:style>
    <style:style style:name="P53" style:family="paragraph" style:parent-style-name="Standard" style:list-style-name="WWNum7">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3">
      <style:paragraph-properties fo:margin-left="0.5in" fo:margin-right="0in" fo:margin-top="0in" fo:margin-bottom="0.0429in" loext:contextual-spacing="false" fo:text-indent="-0.25in" style:auto-text-indent="false"/>
    </style:style>
    <style:style style:name="P56" style:family="paragraph" style:parent-style-name="Standard" style:list-style-name="WWNum12">
      <style:paragraph-properties fo:margin-left="0.5in" fo:margin-right="0in" fo:text-indent="-0.25in" style:auto-text-indent="false"/>
    </style:style>
    <style:style style:name="P57" style:family="paragraph" style:parent-style-name="Standard" style:list-style-name="WWNum1">
      <style:paragraph-properties fo:margin-left="0.5in" fo:margin-right="0in" fo:text-indent="-0.25in" style:auto-text-indent="false"/>
    </style:style>
    <style:style style:name="P58" style:family="paragraph" style:parent-style-name="Standard" style:list-style-name="WWNum8">
      <style:paragraph-properties fo:margin-left="1in" fo:margin-right="0in" fo:margin-top="0in" fo:margin-bottom="0in" loext:contextual-spacing="false" fo:text-indent="-0.25in" style:auto-text-indent="false"/>
    </style:style>
    <style:style style:name="P59" style:family="paragraph" style:parent-style-name="Standard" style:list-style-name="WWNum2">
      <style:paragraph-properties fo:margin-left="1in" fo:margin-right="0in" fo:margin-top="0in" fo:margin-bottom="0in" loext:contextual-spacing="false" fo:text-indent="-0.25in" style:auto-text-indent="false"/>
    </style:style>
    <style:style style:name="P60" style:family="paragraph" style:parent-style-name="Standard" style:list-style-name="WWNum7">
      <style:paragraph-properties fo:margin-left="1in" fo:margin-right="0in" fo:margin-top="0in" fo:margin-bottom="0in" loext:contextual-spacing="false" fo:text-indent="-0.25in" style:auto-text-indent="false"/>
    </style:style>
    <style:style style:name="P61" style:family="paragraph" style:parent-style-name="Standard" style:list-style-name="WWNum11">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0429in" loext:contextual-spacing="false" fo:text-indent="-0.25in" style:auto-text-indent="false"/>
    </style:style>
    <style:style style:name="P63" style:family="paragraph" style:parent-style-name="Standard" style:list-style-name="WWNum1">
      <style:paragraph-properties fo:margin-left="1in" fo:margin-right="0in" fo:text-indent="-0.25in" style:auto-text-indent="false"/>
    </style:style>
    <style:style style:name="P64" style:family="paragraph" style:parent-style-name="Standard" style:list-style-name="WWNum8">
      <style:paragraph-properties fo:margin-left="1.5in" fo:margin-right="0in" fo:margin-top="0in" fo:margin-bottom="0in" loext:contextual-spacing="false" fo:text-indent="-0.25in" style:auto-text-indent="false"/>
    </style:style>
    <style:style style:name="P65" style:family="paragraph" style:parent-style-name="Heading_20_1" style:list-style-name="WWNum6"/>
    <style:style style:name="P66" style:family="paragraph" style:parent-style-name="Heading_20_1" style:list-style-name="WWNum6">
      <style:paragraph-properties fo:margin-top="0in" fo:margin-bottom="0.0429in" loext:contextual-spacing="false"/>
    </style:style>
    <style:style style:name="P67" style:family="paragraph" style:parent-style-name="Heading_20_1" style:list-style-name="WWNum6">
      <style:paragraph-properties fo:margin-top="0in" fo:margin-bottom="0.0429in" loext:contextual-spacing="false" fo:break-before="page"/>
    </style:style>
    <style:style style:name="P68" style:family="paragraph" style:parent-style-name="Heading_20_2" style:list-style-name="WWNum6"/>
    <style:style style:name="P69"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font-name="Consolas" fo:font-style="italic" style:font-name-asian="Consolas1" style:font-style-asian="italic" style:font-name-complex="Consolas1"/>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Sistemas Operativos en Red</text:span><text:span text:style-name="T3"><text:line-break/></text:span><text:span text:style-name="T4">UD 07. Administración avanzada de Windows Server</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5.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Noviembre 2024</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3</text:span></text:a></text:p>
          <text:p text:style-name="P13"><text:a xlink:type="simple" xlink:href="#_w4g88p8ssbw1" text:style-name="Index_20_Link" text:visited-style-name="Index_20_Link"><text:span text:style-name="T18">2. Escritorio móvil (Perfiles móviles)<text:tab/>3</text:span></text:a></text:p>
          <text:p text:style-name="P13"><text:a xlink:type="simple" xlink:href="#_tgmv7yvou7p5" text:style-name="Index_20_Link" text:visited-style-name="Index_20_Link"><text:span text:style-name="T18">3. Remote desktop<text:tab/>4</text:span></text:a></text:p>
          <text:p text:style-name="P13"><text:a xlink:type="simple" xlink:href="#_vs6esbz54806" text:style-name="Index_20_Link" text:visited-style-name="Index_20_Link"><text:span text:style-name="T18">4. Instalar paquetes MSI remotamente de trabajo<text:tab/>4</text:span></text:a></text:p>
          <text:p text:style-name="P15"><text:a xlink:type="simple" xlink:href="#_ty0yv3vu20q4" text:style-name="Index_20_Link" text:visited-style-name="Index_20_Link"><text:span text:style-name="T19">4.1 <text:s/>Instalar paquetes MSI mediante Group Policy (Directiva de Grupo)<text:tab/>4</text:span></text:a></text:p>
          <text:p text:style-name="P15"><text:a xlink:type="simple" xlink:href="#_wdu9fkv85qa" text:style-name="Index_20_Link" text:visited-style-name="Index_20_Link"><text:span text:style-name="T19">4.2 <text:s/>Instalar paquetes MSI mediante PowerShell remoto<text:tab/>5</text:span></text:a></text:p>
          <text:p text:style-name="P13"><text:a xlink:type="simple" xlink:href="#_vkmycye3amhv" text:style-name="Index_20_Link" text:visited-style-name="Index_20_Link"><text:span text:style-name="T18">5. WDS (Windows Deployment System)<text:tab/>5</text:span></text:a></text:p>
          <text:p text:style-name="P13"><text:a xlink:type="simple" xlink:href="#_407u8fl4bxwk" text:style-name="Index_20_Link" text:visited-style-name="Index_20_Link"><text:span text:style-name="T18">6. Serva, servidor PXE gratuito (Alternativa a WDS)<text:tab/>6</text:span></text:a></text:p>
          <text:p text:style-name="P13"><text:a xlink:type="simple" xlink:href="#_m2yp3387g8c5" text:style-name="Index_20_Link" text:visited-style-name="Index_20_Link"><text:span text:style-name="T18">7. Enrutamiento<text:tab/>6</text:span></text:a></text:p>
          <text:p text:style-name="P13"><text:a xlink:type="simple" xlink:href="#_b0y4zatetkxc" text:style-name="Index_20_Link" text:visited-style-name="Index_20_Link"><text:span text:style-name="T18">8. DHCP en Windows Server<text:tab/>7</text:span></text:a></text:p>
          <text:p text:style-name="P13"><text:a xlink:type="simple" xlink:href="#_7809q84epoi7" text:style-name="Index_20_Link" text:visited-style-name="Index_20_Link"><text:span text:style-name="T18">9. VPN en Windows Server<text:tab/>8</text:span></text:a></text:p>
          <text:p text:style-name="P13"><text:a xlink:type="simple" xlink:href="#_kxer4q5s6h8d" text:style-name="Index_20_Link" text:visited-style-name="Index_20_Link"><text:span text:style-name="T18">10. Plantillas de creación de usuarios<text:tab/>8</text:span></text:a></text:p>
          <text:p text:style-name="P13"><text:a xlink:type="simple" xlink:href="#_tm8r31msta8b" text:style-name="Index_20_Link" text:visited-style-name="Index_20_Link"><text:span text:style-name="T18">11. Unir un equipo Linux a un dominio Windows Server<text:tab/>9</text:span></text:a></text:p>
          <text:p text:style-name="P13"><text:a xlink:type="simple" xlink:href="#_m5d286dkc50l" text:style-name="Index_20_Link" text:visited-style-name="Index_20_Link"><text:span text:style-name="T18">12. Bibliografía<text:tab/>10</text:span></text:a></text:p>
        </text:index-body>
      </text:table-of-content>
      <text:p text:style-name="P12"/>
      <text:p text:style-name="P16"/>
      <text:p text:style-name="P17"><text:span text:style-name="T15">Unidad 07. Administración avanzada de Windows Server</text:span></text:p>
      <text:list xml:id="list196115016" text:style-name="WWNum6">
        <text:list-item>
          <text:p text:style-name="P65"><text:bookmark text:name="_gjdgxs"/><text:soft-page-break/>Introducción</text:p>
        </text:list-item>
      </text:list>
      <text:p text:style-name="P22">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12423888527725" text:continue-numbering="true" text:style-name="WWNum6">
        <text:list-item>
          <text:p text:style-name="P65"><text:bookmark text:name="_w4g88p8ssbw1"/>Escritorio móvil (Perfiles móviles)</text:p>
        </text:list-item>
      </text:list>
      <text:p text:style-name="P22">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3"><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2">Para poner en marcha esta técnica, debes seguir estos pasos:</text:p>
      <text:list xml:id="list3704705159" text:style-name="WWNum8">
        <text:list-item>
          <text:p text:style-name="P24"><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6"><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58">Desde “Herramientas administrativas” y ahí “Administración de directivas de grupo”, busca la GPO que se aplica a tus usuarios del dominio (o crea una nueva, aplicada a todos los usuarios del dominio).</text:p>
            </text:list-item>
            <text:list-item>
              <text:p text:style-name="P58">Navega hasta "Configuración de usuario" &gt; "Configuración de Windows" &gt; "Redirección de carpetas".</text:p>
            </text:list-item>
            <text:list-item>
              <text:p text:style-name="P58">Haz clic con el botón derecho en la carpeta que deseas redirigir (por ejemplo, "Escritorio") y selecciona "Propiedades".</text:p>
            </text:list-item>
            <text:list-item>
              <text:p text:style-name="P58">Elige la opción "Básica: Redirigir todo el contenido de Escritorio a la ubicación siguiente".</text:p>
            </text:list-item>
            <text:list-item>
              <text:p text:style-name="P58">Especifica la ubicación de la carpeta compartida que creaste en el primer paso.</text:p>
              <text:list>
                <text:list-item>
                  <text:p text:style-name="P64"><text:span text:style-name="T23">La ubicación puede ser un recurso compartido en red, recomendando el uso de una carpeta compartida como la propuesta anteriormente.</text:span></text:p>
                </text:list-item>
              </text:list>
            </text:list-item>
          </text:list>
        </text:list-item>
        <text:list-item>
          <text:p text:style-name="P36"><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8"><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2">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12423814250840" text:continue-list="list12423888527725" text:style-name="WWNum6">
        <text:list-item>
          <text:p text:style-name="P65"><text:bookmark text:name="_tgmv7yvou7p5"/>Remote desktop</text:p>
        </text:list-item>
      </text:list>
      <text:p text:style-name="P22">Remote Desktop (Escritorio Remoto) es una característica fundamental en Windows Server que permite a los administradores y usuarios acceder y controlar de forma remota:</text:p>
      <text:list xml:id="list931489488" text:style-name="WWNum12">
        <text:list-item>
          <text:p text:style-name="P56"><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6"><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6"><text:soft-page-break/><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3335046846" text:style-name="WWNum5">
        <text:list-item>
          <text:p text:style-name="P25"><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7"><text:span text:style-name="T11">Seguridad:</text:span> Remote Desktop incorpora mecanismos de seguridad robustos, incluyendo autenticación de dos factores y cifrado de datos, para proteger las conexiones remotas y los datos transmitidos.</text:p>
        </text:list-item>
        <text:list-item>
          <text:p text:style-name="P49"><text:span text:style-name="T11">Escalabilidad:</text:span> Windows Server permite habilitar múltiples sesiones de Remote Desktop, lo que facilita el acceso de varios usuarios o administradores a un servidor al mismo tiempo.</text:p>
        </text:list-item>
      </text:list>
      <text:p text:style-name="P22">Para habilitar Remote Desktop en un servidor Windows Server:</text:p>
      <text:list xml:id="list2293416697" text:style-name="WWNum15">
        <text:list-item>
          <text:p text:style-name="P26">Ir a las propiedades del sistema y configurar la opción "Permitir conexiones remotas a este equipo".</text:p>
        </text:list-item>
        <text:list-item>
          <text:p text:style-name="P38">Configurar las reglas de firewall y las políticas de seguridad de manera adecuada para permitir el acceso remoto.</text:p>
        </text:list-item>
        <text:list-item>
          <text:p text:style-name="P50"><text:span text:style-name="T23">Los usuarios deben tener permisos para iniciar sesión de forma remota</text:span>, lo que se puede configurar en el panel de control de Directivas de Seguridad Local.</text:p>
        </text:list-item>
      </text:list>
      <text:p text:style-name="P23"><text:span text:style-name="T12"><text:s/>❕</text:span><text:span text:style-name="T13"> </text:span><text:span text:style-name="T11">Atención</text:span>: aseguraos de tener permiso de inicio de sesión remota, ya que es el error más típico.</text:p>
      <text:list xml:id="list12422977010744" text:continue-list="list12423814250840" text:style-name="WWNum6">
        <text:list-item>
          <text:p text:style-name="P65"><text:bookmark text:name="_vs6esbz54806"/>Instalar paquetes MSI remotamente de trabajo</text:p>
        </text:list-item>
      </text:list>
      <text:p text:style-name="P22">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12422212033805" text:continue-numbering="true" text:style-name="WWNum6">
        <text:list-item>
          <text:list>
            <text:list-item>
              <text:p text:style-name="P68"><text:bookmark text:name="_ty0yv3vu20q4"/>Instalar paquetes MSI mediante Group Policy (Directiva de Grupo)</text:p>
            </text:list-item>
          </text:list>
        </text:list-item>
      </text:list>
      <text:p text:style-name="P22">Este método es adecuado para implementar de instalación de software en múltiples estaciones de trabajo a través de Active Directory. Aquí comentamos como hacerlo:</text:p>
      <text:list xml:id="list2668153448" text:style-name="WWNum2">
        <text:list-item>
          <text:p text:style-name="P27"><text:span text:style-name="T11">Preparación del paquete MSI</text:span>: Asegúrate de tener el archivo MSI del software que deseas instalar disponible en una ubicación accesible desde tu servidor Windows.</text:p>
          <text:list>
            <text:list-item>
              <text:p text:style-name="P59"><text:span text:style-name="T23">Esta ubicación puede ser, por ejemplo, una carpeta compartida en el servidor.</text:span></text:p>
            </text:list-item>
          </text:list>
        </text:list-item>
        <text:list-item>
          <text:p text:style-name="P39"><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39"><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39"><text:span text:style-name="T11">Especificar la ubicación del paquete MSI</text:span>: selecciona el archivo MSI que deseas instalar desde la ubicación donde se encuentra almacenado <text:span text:style-name="T23">(por ejemplo, en una carpeta compartida en red en el servidor)</text:span>.</text:p>
        </text:list-item>
        <text:list-item>
          <text:p text:style-name="P39"><text:span text:style-name="T11">Configurar opciones de instalación:</text:span> puedes configurar opciones como "Asignar" o "Publicar" el software y seleccionar el método de instalación (por ejemplo, "Instalar este programa en modo silencioso").</text:p>
        </text:list-item>
        <text:list-item>
          <text:p text:style-name="P51"><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12421994238819" text:continue-list="list12422212033805" text:style-name="WWNum6">
        <text:list-item>
          <text:list>
            <text:list-item>
              <text:p text:style-name="P68"><text:bookmark text:name="_wdu9fkv85qa"/><text:soft-page-break/>Instalar paquetes MSI mediante PowerShell remoto</text:p>
            </text:list-item>
          </text:list>
        </text:list-item>
      </text:list>
      <text:p text:style-name="P22">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2140236157" text:style-name="WWNum3">
        <text:list-item>
          <text:p text:style-name="P28"><text:span text:style-name="T11">Configuración de PowerShell remoto:</text:span> Asegúrate de que PowerShell Remoto esté habilitado en las estaciones de trabajo que deseas administrar. Puedes habilitarlo utilizando el cmdlet “<text:span text:style-name="T24">Enable-PSRemoting</text:span>” en PowerShell en cada estación de trabajo.</text:p>
        </text:list-item>
        <text:list-item>
          <text:p text:style-name="P40"><text:span text:style-name="T11">Creación de un script de PowerShell:</text:span> Crea un script de PowerShell que utilice el cmdlet “<text:span text:style-name="T24">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40"><text:span text:style-name="T11">Ejecución del script</text:span>: ejecuta el script de PowerShell en el servidor Windows para iniciar la instalación remota en las estaciones de trabajo específicas.</text:p>
        </text:list-item>
      </text:list>
      <text:list xml:id="list12422723142400" text:continue-list="list12421994238819" text:style-name="WWNum6">
        <text:list-item>
          <text:p text:style-name="P66"><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496704440" text:style-name="WWNum4">
        <text:list-item>
          <text:p text:style-name="P29"><text:span text:style-name="T11">Instalar el Rol WDS</text:span>: en tu servidor Windows, instala el rol de Windows Deployment Services a través del Administrador del Servidor o PowerShell.</text:p>
        </text:list-item>
        <text:list-item>
          <text:p text:style-name="P41"><text:span text:style-name="T11">Configurar las carpetas de implementación:</text:span> define las carpetas donde se almacenarán las imágenes de sistema operativo y los archivos de implementación.</text:p>
        </text:list-item>
        <text:list-item>
          <text:p text:style-name="P41"><text:span text:style-name="T11">Agregar imágenes del sistema operativo:</text:span> importa o crea imágenes de sistema operativo que deseas implementar en las computadoras cliente.</text:p>
        </text:list-item>
        <text:list-item>
          <text:p text:style-name="P41"><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1"><text:span text:style-name="T11">Iniciar implementaciones:</text:span> desde la consola de WDS, puedes iniciar implementaciones en las computadoras cliente seleccionadas.</text:p>
        </text:list-item>
      </text:list>
      <text:list xml:id="list12423192585093" text:continue-list="list12422723142400" text:style-name="WWNum6">
        <text:list-item>
          <text:p text:style-name="P66"><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27" text:visited-style-name="ListLabel_20_127"><text:span text:style-name="T25">https://www.vercot.com/~serva/</text:span></text:a> </text:p>
      <text:p text:style-name="Standard">Algunas ventajas de Serva respecto a WDS son:</text:p>
      <text:list xml:id="list4281313541" text:style-name="WWNum10">
        <text:list-item>
          <text:p text:style-name="P30"><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2"><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2"><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2"><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2"><text:soft-page-break/><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52"><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12422776412966" text:continue-list="list12423192585093" text:style-name="WWNum6">
        <text:list-item>
          <text:p text:style-name="P65"><text:bookmark text:name="_m2yp3387g8c5"/>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3">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1002789059" text:style-name="WWNum7">
        <text:list-item>
          <text:p text:style-name="P31"><text:span text:style-name="T11">Instala el Rol de Enrutamiento:</text:span></text:p>
          <text:list>
            <text:list-item>
              <text:p text:style-name="P60">Abre el "Administrador del servidor".</text:p>
            </text:list-item>
            <text:list-item>
              <text:p text:style-name="P60">Haz clic en "Agregar roles y características".</text:p>
            </text:list-item>
            <text:list-item>
              <text:p text:style-name="P60">Selecciona "Acceso remoto" en la lista de roles y completa el proceso de instalación. En algún momento te pedirá marcará para instalar tanto “Acceso remoto” como “Enrutamiento”. Debes marcar e instalar los roles.</text:p>
            </text:list-item>
          </text:list>
        </text:list-item>
        <text:list-item>
          <text:p text:style-name="P43"><text:span text:style-name="T11">Configura el Rol de Enrutamiento y Acceso Remoto:</text:span></text:p>
          <text:list>
            <text:list-item>
              <text:p text:style-name="P60">Después de instalar el rol, busca y abre la herramienta "Enrutamiento y acceso remoto" desde el "Administrador del servidor".</text:p>
            </text:list-item>
            <text:list-item>
              <text:p text:style-name="P60">En la consola de enrutamiento y acceso remoto, expande el nombre del servidor y haz clic con el botón derecho en "Enrutamiento IPv4".</text:p>
            </text:list-item>
            <text:list-item>
              <text:p text:style-name="P60">Selecciona "NAT" (Network Address Translation) y sigue el asistente para configurar la traducción de direcciones de red.</text:p>
            </text:list-item>
          </text:list>
        </text:list-item>
        <text:list-item>
          <text:p text:style-name="P43"><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3"><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3">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12422487778506" text:continue-list="list12422776412966" text:style-name="WWNum6">
        <text:list-item>
          <text:p text:style-name="P65"><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638129732" text:style-name="WWNum11">
        <text:list-item>
          <text:p text:style-name="P32"><text:soft-page-break/><text:span text:style-name="T11">Instala el rol de DHCP:</text:span></text:p>
          <text:list>
            <text:list-item>
              <text:p text:style-name="P61">Abre el "Administrador del servidor".</text:p>
            </text:list-item>
            <text:list-item>
              <text:p text:style-name="P61">Haz clic en "Agregar roles y características".</text:p>
            </text:list-item>
            <text:list-item>
              <text:p text:style-name="P61">Selecciona "Servicios de dominio de Active Directory" (si no estaban ya) y "Protocolo de configuración dinámica de host (DHCP)".</text:p>
            </text:list-item>
            <text:list-item>
              <text:p text:style-name="P61">Completa el asistente de instalación.</text:p>
            </text:list-item>
          </text:list>
        </text:list-item>
        <text:list-item>
          <text:p text:style-name="P44"><text:span text:style-name="T11">Configura el servicio DHCP:</text:span></text:p>
          <text:list>
            <text:list-item>
              <text:p text:style-name="P61">Después de instalar el rol, abre la herramienta "DHCP" desde el "Administrador del servidor".</text:p>
            </text:list-item>
            <text:list-item>
              <text:p text:style-name="P61">Expande el nombre del servidor y selecciona "Ámbitos".</text:p>
            </text:list-item>
            <text:list-item>
              <text:p text:style-name="P61">Crea un nuevo ámbito DHCP para definir el rango de direcciones IP que se asignarán automáticamente a los dispositivos en la red.</text:p>
            </text:list-item>
            <text:list-item>
              <text:p text:style-name="P61">Configura las opciones de ámbito, como la puerta de enlace predeterminada y los servidores DNS.</text:p>
            </text:list-item>
          </text:list>
        </text:list-item>
        <text:list-item>
          <text:p text:style-name="P44"><text:span text:style-name="T11">Autoriza el servidor DHCP:</text:span></text:p>
          <text:list>
            <text:list-item>
              <text:p text:style-name="P61">Asegúrate de que el servidor DHCP esté autorizado en la red. Esto es crucial para evitar conflictos con otros servidores DHCP.</text:p>
            </text:list-item>
          </text:list>
        </text:list-item>
        <text:list-item>
          <text:p text:style-name="P44"><text:span text:style-name="T11">Prueba el servicio DHCP:</text:span></text:p>
          <text:list>
            <text:list-item>
              <text:p text:style-name="P62">Conecta un dispositivo a la red y verifica si obtiene una dirección IP automáticamente.</text:p>
            </text:list-item>
          </text:list>
        </text:list-item>
      </text:list>
      <text:list xml:id="list12423556292066" text:continue-list="list12422487778506" text:style-name="WWNum6">
        <text:list-item>
          <text:p text:style-name="P65"><text:bookmark text:name="_7809q84epoi7"/>VPN en Windows Server</text:p>
        </text:list-item>
      </text:list>
      <text:p text:style-name="Standard">Una VPN (Red Privada Virtual) <text:a xlink:type="simple" xlink:href="https://es.wikipedia.org/wiki/Red_privada_virtual" text:style-name="ListLabel_20_127" text:visited-style-name="ListLabel_20_127"><text:span text:style-name="T25">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2">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3468342932" text:style-name="WWNum14">
        <text:list-item>
          <text:p text:style-name="P33"><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5"><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5"><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5"><text:soft-page-break/><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5"><text:span text:style-name="T11">Configurar clientes VPN:</text:span> en los dispositivos cliente, configura una conexión VPN utilizando las credenciales proporcionadas y la dirección IP o el nombre de dominio del servidor VPN.</text:p>
        </text:list-item>
        <text:list-item>
          <text:p text:style-name="P54"><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27" text:visited-style-name="ListLabel_20_127"><text:span text:style-name="T25">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27" text:visited-style-name="ListLabel_20_127"><text:span text:style-name="T25">https://openvpn.net/community-downloads/</text:span></text:a> que dispone tanto de servidor como de cliente VPN.</text:p>
      <text:list xml:id="list12422420269839" text:continue-list="list12423556292066" text:style-name="WWNum6">
        <text:list-item>
          <text:p text:style-name="P65"><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1349670002" text:style-name="WWNum1">
        <text:list-item>
          <text:p text:style-name="P57"><text:span text:style-name="T11">Crear el usuario original:</text:span></text:p>
          <text:list>
            <text:list-item>
              <text:p text:style-name="P63">Inicia sesión en el servidor con privilegios administrativos.</text:p>
            </text:list-item>
            <text:list-item>
              <text:p text:style-name="P63">Abre el "Administrador de usuarios y equipos de Active Directory" (dsa.msc).</text:p>
            </text:list-item>
            <text:list-item>
              <text:p text:style-name="P63">Navega a la unidad organizativa (OU) donde deseas crear el usuario.</text:p>
            </text:list-item>
            <text:list-item>
              <text:p text:style-name="P63">Haz clic derecho y selecciona "Nuevo" &gt; "Usuario".</text:p>
            </text:list-item>
            <text:list-item>
              <text:p text:style-name="P63">Completa el asistente para crear un nuevo usuario con la configuración inicial deseada.</text:p>
            </text:list-item>
          </text:list>
        </text:list-item>
        <text:list-item>
          <text:p text:style-name="P57"><text:span text:style-name="T11">Copiar a un nuevo usuario:</text:span></text:p>
          <text:list>
            <text:list-item>
              <text:p text:style-name="P63">Después de haber creado el usuario original, busca el usuario en el "Administrador de usuarios y equipos de Active Directory".</text:p>
            </text:list-item>
            <text:list-item>
              <text:p text:style-name="P63">Haz clic derecho en el usuario original y selecciona "Propiedades".</text:p>
            </text:list-item>
            <text:list-item>
              <text:p text:style-name="P63">Ve a la pestaña "Perfil".</text:p>
            </text:list-item>
            <text:list-item>
              <text:p text:style-name="P63">En la sección "Perfil de usuario", haz clic en "Copia a".</text:p>
            </text:list-item>
            <text:list-item>
              <text:p text:style-name="P63">Especifica la ruta del nuevo usuario al que deseas copiar la configuración.</text:p>
            </text:list-item>
          </text:list>
        </text:list-item>
        <text:list-item>
          <text:p text:style-name="P57"><text:span text:style-name="T11">Configuración adicional del nuevo Usuario:</text:span></text:p>
          <text:list>
            <text:list-item>
              <text:p text:style-name="P63"><text:soft-page-break/>Después de copiar la configuración, puedes modificar el nuevo usuario según sea necesario. Esto puede incluir cambiar el nombre de usuario, la contraseña y cualquier otra configuración específica.</text:p>
            </text:list-item>
          </text:list>
        </text:list-item>
        <text:list-item>
          <text:p text:style-name="P57"><text:span text:style-name="T11">Verificación:</text:span></text:p>
          <text:list>
            <text:list-item>
              <text:p text:style-name="P63">Verifica que el nuevo usuario tenga la configuración copiada correctamente. Puedes hacer esto revisando las propiedades del nuevo usuario en la pestaña "Perfil".</text:p>
            </text:list-item>
          </text:list>
        </text:list-item>
      </text:list>
      <text:p text:style-name="Standard">Este enfoque es útil cuando deseas crear múltiples usuarios con configuraciones similares, ya que puedes evitar tener que configurar manualmente cada usuario. <text:span text:style-name="T23">Sin embargo, ten en cuenta que esta técnica no aborda todos los aspectos de la configuración del usuario, como permisos de carpeta y grupos de seguridad, que requieren configuración adicional.</text:span></text:p>
      <text:list xml:id="list12421958007409" text:continue-list="list12422420269839" text:style-name="WWNum6">
        <text:list-item>
          <text:p text:style-name="P65"><text:bookmark text:name="_tm8r31msta8b"/>Unir un equipo Linux a un dominio Windows Server</text:p>
        </text:list-item>
      </text:list>
      <text:p text:style-name="Standard">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herramientasque facilitan la unión de clientes Linux a un dominio Windows. Una de las fórmulas más populares es la de utilizar las herramientas <text:span text:style-name="T11">SSSD (System Security Services Daemon) y “realmd”</text:span>. Estas herramientas proporciona un conjunto de servicios para integrar sistemas Linux con servicios de directorio, como Active Directory. En los siguientes enlaces explica su uso:</text:p>
      <text:list xml:id="list3275188709" text:style-name="WWNum13">
        <text:list-item>
          <text:p text:style-name="P34"><text:a xlink:type="simple" xlink:href="https://blog.netwrix.com/2022/11/01/join-linux-hosts-to-active-directory-domain/" text:style-name="ListLabel_20_127" text:visited-style-name="ListLabel_20_127"><text:span text:style-name="T25">https://blog.netwrix.com/2022/11/01/join-linux-hosts-to-active-directory-domain/</text:span></text:a></text:p>
        </text:list-item>
        <text:list-item>
          <text:p text:style-name="P46"><text:a xlink:type="simple" xlink:href="https://somebooks.es/unir-un-cliente-ubuntu-20-04-a-un-dominio-de-active-directory-sobre-windows-server-2019-parte-1/" text:style-name="ListLabel_20_127" text:visited-style-name="ListLabel_20_127"><text:span text:style-name="T25">https://somebooks.es/unir-un-cliente-ubuntu-20-04-a-un-dominio-de-active-directory-sobre-windows-server-2019-parte-1/</text:span></text:a></text:p>
        </text:list-item>
        <text:list-item>
          <text:p text:style-name="P55"><text:a xlink:type="simple" xlink:href="https://somebooks.es/unir-un-cliente-ubuntu-20-04-a-un-dominio-de-active-directory-sobre-windows-server-2019-parte-2/" text:style-name="ListLabel_20_127" text:visited-style-name="ListLabel_20_127"><text:span text:style-name="T25">https://somebooks.es/unir-un-cliente-ubuntu-20-04-a-un-dominio-de-active-directory-sobre-windows-server-2019-parte-2/</text:span></text:a></text:p>
        </text:list-item>
      </text:list>
      <text:p text:style-name="Standard">Como la configuración es algo tediosa, existen scripts que permiten automatizar esta tarea. Aquí algunos de los más populares:</text:p>
      <text:list xml:id="list1090611390" text:style-name="WWNum9">
        <text:list-item>
          <text:p text:style-name="P35"><text:a xlink:type="simple" xlink:href="https://github.com/PierreGode/Linux-Active-Directory-join-script" text:style-name="ListLabel_20_127" text:visited-style-name="ListLabel_20_127"><text:span text:style-name="T25">https://github.com/PierreGode/Linux-Active-Directory-join-script</text:span></text:a></text:p>
        </text:list-item>
        <text:list-item>
          <text:p text:style-name="P47"><text:a xlink:type="simple" xlink:href="https://github.com/rfinotti/join_domain" text:style-name="ListLabel_20_127" text:visited-style-name="ListLabel_20_127"><text:span text:style-name="T25">https://github.com/rfinotti/join_domain</text:span></text:a></text:p>
        </text:list-item>
      </text:list>
      <text:list xml:id="list12423907754538" text:continue-list="list12421958007409" text:style-name="WWNum6">
        <text:list-item>
          <text:p text:style-name="P67"><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27" text:visited-style-name="ListLabel_20_127"><text:span text:style-name="T25">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27" text:visited-style-name="ListLabel_20_127"><text:span text:style-name="T25">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127" text:visited-style-name="ListLabel_20_127"><text:span text:style-name="T25">https://learn.microsoft.com/es-es/windows-server/identity/ad-ds/manage/understand-security-group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75" meta:word-count="3489" meta:character-count="23234" meta:non-whitespace-character-count="20004"/>
    <meta:generator>LibreOfficeDev/6.0.5.2$Linux_X86_64 LibreOffice_project/</meta:generator>
  </office:meta>
</office:document-meta>
</file>